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ro39" style:family="table-row">
      <style:table-row-properties style:row-height="3.87cm" fo:break-before="auto" style:use-optimal-row-height="true"/>
    </style:style>
    <style:style style:name="ro40" style:family="table-row">
      <style:table-row-properties style:row-height="4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8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8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8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59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1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2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3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4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5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6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6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6">
            <text:p>0920 <text:s/>1122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6">
            <text:p>0920 <text:s/>11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7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7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7">
            <text:p>0920 <text:s/>11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8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8">
            <text:p>0920 <text:s/>11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8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8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9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69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">
            <text:p>0920 <text:s/>112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1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1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1">
            <text:p>0920 <text:s/>11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1">
            <text:p>0920 <text:s/>112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1">
            <text:p>0920 <text:s/>112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1">
            <text:p>0920 <text:s/>112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2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3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4">
            <text:p>0920 <text:s/>112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5">
            <text:p>0920 <text:s/>112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5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5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5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5">
            <text:p>0920 <text:s/>11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8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6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18">
            <text:p>118</text:p>
          </table:table-cell>
          <table:table-cell table:style-name="ce7" table:formula="of:=NOW()" office:value-type="date" office:date-value="2021-09-20T11:22:28.77">
            <text:p>0920 <text:s/>112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0T11:22:28.77">
            <text:p>2021/9/20 11:2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0T11:22:28.77">
            <text:p>0920 <text:s/>1122</text:p>
          </table:table-cell>
          <table:table-cell table:style-name="ce7" table:formula="of:=NOW()" office:value-type="date" office:date-value="2021-09-20T11:22:28.77">
            <text:p>0920 <text:s/>112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0T11:22:28.77">
            <text:p>0920 <text:s/>11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 office:value-type="string">
            <text:p>rob6-oo3 / chuu3-cha_p3 / <text:s/>nia6_k mien3-kaa3 <text:s/>chuu3-cha_p3 / nia6_k bang3-rong3 rob6-oo3</text:p>
          </table:table-cell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4T11:37:08.97">
            <text:p>0914</text:p>
          </table:table-cell>
          <table:table-cell table:style-name="ce9" office:value-type="string">
            <text:p>v-1-62</text:p>
          </table:table-cell>
          <table:table-cell table:style-name="ce20" office:value-type="string">
            <text:p>đổ@pour bê tông xung quanh@around thang máy@machine / hai lần. chia. đổ. / đổ nó ơ hai lần.</text:p>
          </table:table-cell>
          <table:table-cell table:style-name="ce23" office:value-type="string" table:number-columns-spanned="2" table:number-rows-spanned="1">
            <text:p>エレベーターの周りに、コンクリートを入れます。/ ２回。分ける。入れる。 / ２回に分けて、入れま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7]+1" office:value-type="float" office:value="2">
            <text:p>2</text:p>
          </table:table-cell>
          <table:table-cell table:style-name="ce6"/>
          <table:table-cell table:style-name="ce9" office:value-type="string">
            <text:p>kh-1-112</text:p>
          </table:table-cell>
          <table:table-cell table:style-name="ce20" office:value-type="string">
            <text:p>an3-hee3 / h6-niom5 nyam0 / kwo_t3 * / <text:s/>h6-niom5 nyam0 an3-haee3 / nia_k6 <text:s/>nyam0 an3-haee3 / * / toi3-hai3 / mwn6-ton3</text:p>
          </table:table-cell>
          <table:table-cell table:style-name="ce23" office:value-type="string" table:number-columns-spanned="2" table:number-rows-spanned="1">
            <text:p>food / I eat / he eats / I eat food / you eat food / you ate <text:s/>food / already / not yet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의 옹벽에서. &lt;2&gt; 다시 미케가 이미 목소리를 내기 시작하고 있었기 때문에 한두 번 `뒹굴` 을 한 후 서둘러 잡고 항상 옹벽으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trzynasty września, trzec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1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 dla `kan`-u i `dai-kan`-u. (2) jak dla `dai-kan`-u, dla kształt którego, w poprzedniej sesji, mówiłem, że wargę dolną przesuwasz lekko do przodu. &lt;2&gt; ale, wczoraj, mysiłem, że, raczej, lepiej gdy nie przesuwasz tę do przodu. tylko, że górną wargę, utrzymusz to wygięta nieco bardziej. &lt;3&gt; Bardziej niż w przypadku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monday, the thir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سي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История : Линь Бяо погибает в авиакатастрофе в <text:s/>Монгол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9T09:57:14.15">
            <text:p>0919</text:p>
          </table:table-cell>
          <table:table-cell table:style-name="ce9" office:value-type="string">
            <text:p>v-1-116</text:p>
          </table:table-cell>
          <table:table-cell table:style-name="ce20" office:value-type="string">
            <text:p>giúp đỡ / tôi cần / sự giúp dỡ của bạn / tôi cần sự giúp đỡ của bạn / chấn thương / đau / bạn bị đau / bạn bị thương.</text:p>
          </table:table-cell>
          <table:table-cell table:style-name="ce23" office:value-type="string" table:number-columns-spanned="2" table:number-rows-spanned="1">
            <text:p>help / I need / your help / I need your help</text:p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5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3" office:value-type="string">
            <text:p>j : <text:s/><text:a xlink:href="https://youtu.be/K8mbMJ4S-RU?t=588">https://youtu.be/K8mbMJ4S-RU?t=588</text:a></text:p>
            <text:p>k : <text:a xlink:href="https://youtu.be/K8mbMJ4S-RU?t=637">https://youtu.be/K8mbMJ4S-RU?t=637</text:a></text:p>
            <text:p>kh : <text:a xlink:href="https://youtu.be/K8mbMJ4S-RU?t=666">https://youtu.be/K8mbMJ4S-RU?t=666</text:a></text:p>
            <text:p>kl : <text:a xlink:href="https://youtu.be/K8mbMJ4S-RU?t=696">https://youtu.be/K8mbMJ4S-RU?t=696</text:a></text:p>
          </table:table-cell>
          <table:table-cell table:style-name="ce23" office:value-type="string" table:number-columns-spanned="2" table:number-rows-spanned="1">
            <text:p>nk : <text:a xlink:href="https://youtu.be/K8mbMJ4S-RU?t=717">https://youtu.be/K8mbMJ4S-RU?t=717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1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 (1) 크로는 계단 근처. (2) 미케는 옹벽에. (3) 옹벽으로 올릴 때 어제는 먼저 미케. 그 후 크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osiemnast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dai-kan`-u. na dziurach czwartej i piątej. dźwięki wychodili jaśn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 من أيلول، الأسبوع الثالث، الشهر التاسع</text:p>
          </table:table-cell>
          <table:table-cell table:style-name="ce23"/>
          <table:table-cell table:style-name="ce23" office:value-type="string">
            <text:p>it was saturday, the eigh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نو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1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на железной дороге недалеко от Хотена, Маньчжурия, произошел взрыв бомбы, сегодня в 1931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 office:value-type="date" office:date-value="2021-09-20T10:32:36.79">
            <text:p>0920</text:p>
          </table:table-cell>
          <table:table-cell table:style-name="ce9" office:value-type="string">
            <text:p>kh-1-117</text:p>
          </table:table-cell>
          <table:table-cell table:style-name="ce20" office:value-type="string">
            <text:p>ta_k1 / hniom3 pa_k3 / nia_k6 <text:s/>pa_k1 / srei1-to_k1 / hniom3 nyam4 / ywng3- nyam4</text:p>
          </table:table-cell>
          <table:table-cell table:style-name="ce23" office:value-type="string" table:number-columns-spanned="2" table:number-rows-spanned="1">
            <text:p>water / I drink / you drink / thirsty / I eat / we eat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으로 달려왔다. `평평 자리` 까지. (2) 미케도 곧 달려왔다. (3) 미케도 `뒹굴` 을 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3" table:number-columns-repeated="2"/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nk : <text:a xlink:href="https://youtu.be/K8mbMJ4S-RU?t=717">https://youtu.be/K8mbMJ4S-RU?t=717</text:a></text:p>
            <text:p>L : <text:a xlink:href="https://youtu.be/K8mbMJ4S-RU?t=750">https://youtu.be/K8mbMJ4S-RU?t=750</text:a></text:p>
            <text:p>m,mm : <text:a xlink:href="https://youtu.be/K8mbMJ4S-RU?t=770">https://youtu.be/K8mbMJ4S-RU?t=770</text:a></text:p>
            <text:p>n : <text:a xlink:href="https://youtu.be/K8mbMJ4S-RU?t=822">https://youtu.be/K8mbMJ4S-RU?t=822</text:a></text:p>
            <text:p>p : <text:a xlink:href="https://youtu.be/K8mbMJ4S-RU?t=846">https://youtu.be/K8mbMJ4S-RU?t=846</text:a></text:p>
            <text:p>ph : <text:a xlink:href="https://youtu.be/K8mbMJ4S-RU?t=873">https://youtu.be/K8mbMJ4S-RU?t=873</text:a></text:p>
          </table:table-cell>
          <table:table-cell table:style-name="ce23" office:value-type="string" table:number-columns-spanned="2" table:number-rows-spanned="1">
            <text:p>s : <text:a xlink:href="https://youtu.be/K8mbMJ4S-RU?t=915">https://youtu.be/K8mbMJ4S-RU?t=91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niedziele, dziewiętnast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nagrałem melodię. `Jedwabny szlak` przez japońskiego kompozytora, Kitaro-a. (2) Dmuchanie `dai-kan`-u. Na dziurach czwartej i piąt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حد، التاسع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sunday, the nineteenth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نو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Алжир : фронт национального освобождения объявля'ет о создании Временного правительства Респу'блики Алжир в Каире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0T11:22:29.01">
            <text:p>0920 <text:s/>11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0T11:22:29.01">
            <text:p>0920 <text:s/>1122</text:p>
          </table:table-cell>
          <table:table-cell table:style-name="ce7" table:formula="of:=NOW()" office:value-type="date" office:date-value="2021-09-20T11:22:29.01">
            <text:p>0920 <text:s/>11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0T11:22:29.01">
            <text:p>0920 <text:s/>11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0">2021/09/20</text:date>, <text:time>11:22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0T11:22:28.17</dc:date>
    <dc:creator>iwabuchi ken</dc:creator>
    <meta:editing-duration>P7DT10H5M45S</meta:editing-duration>
    <meta:editing-cycles>1069</meta:editing-cycles>
    <meta:generator>OpenOffice/4.1.3$Win32 OpenOffice.org_project/413m1$Build-9783</meta:generator>
    <meta:document-statistic meta:table-count="2" meta:cell-count="1491" meta:object-count="0"/>
  </office:meta>
</office:document-meta>
</file>